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1"/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</office:automatic-styles>
  <office:body>
    <office:text>
      <text:tracked-changes/>
      <text:page-sequence>
        <text:page text:master-page-name="Standard1"/>
      </text:page-sequence>
      <text:p text:style-name="P1">Ein Begriffsverzeichnis.</text:p>
      <text:p text:style-name="P2"/>
      <text:p text:style-name="P2">Orte</text:p>
      <text:p text:style-name="P2">Mittillant - das Königreich der Menschen</text:p>
      <text:p text:style-name="P2">Wolkenberg - Hauptstadt von Mittillant</text:p>
      <text:p text:style-name="P2">Wallfurt</text:p>
      <text:p text:style-name="P2">Talras</text:p>
      <text:p text:style-name="P2">Tfjahn - das Königreich der Hochelfen</text:p>
      <text:p text:style-name="P2">Fluohsumpf<text:s/></text:p>
      <text:p text:style-name="P2"/>
      <text:p text:style-name="P2">Charaktere</text:p>
      <text:p text:style-name="P2">Diethard - der 11. König von Mittland</text:p>
      <text:p text:style-name="P2">Willmar - der 12. König von Mittland</text:p>
      <text:p text:style-name="P2">Gandolf - der oberste Kleriker und Elementarmagier des Königs Willmar und der vertretende Träger des Stabs des Windes</text:p>
      <text:p text:style-name="P2">Wind-Wasser-Bund - das Bündnis zwischen Hochelfen und Menschen</text:p>
      <text:p text:style-name="P2">Gammar - der König der Orks</text:p>
      <text:p text:style-name="P2">Baradé</text:p>
      <text:p text:style-name="P2">Dararos</text:p>
      <text:p text:style-name="P2">Deranor</text:p>
      <text:p text:style-name="P2">Gardona</text:p>
      <text:p text:style-name="P2">Gotlinde</text:p>
      <text:p text:style-name="P2">Hjian der Große - Der Anführer im Krieger-Magier-Streit in Tfjahn</text:p>
      <text:p text:style-name="P2"/>
      <text:p text:style-name="P2">Frun - ein sprechender Bär des Karornwaldes und ein treuer Gefährte Baradés</text:p>
      <text:p text:style-name="P2">Nubren - ein Sohn Fruns und ebenfalls ein treuer Gefährte Baradés</text:p>
      <text:p text:style-name="P2">Ekrar - ein Sohn Fruns und ebenfalls ein treuer Gefährte Baradés</text:p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Head_203" style:display-name="Head 3" style:family="paragraph" style:list-style-name="Numbering_20Style_20for_20Head_203" style:next-style-name="Standard">
      <style:text-properties fo:font-size="12.000000000000000pt" fo:font-weight="bold"/>
    </style:style>
    <style:style style:name="Alphabetical_20List" style:display-name="Alphabetical List" style:family="paragraph" style:list-style-name="Numbering_20Style_20for_20Alphabetical_20List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Bullet_20List" style:display-name="Bullet List" style:family="paragraph" style:list-style-name="Numbering_20Style_20for_20Bullet_20List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Head_201" style:display-name="Head 1" style:family="paragraph" style:list-style-name="Numbering_20Style_20for_20Head_201" style:next-style-name="Standard">
      <style:text-properties fo:font-size="20.000000000000000pt" fo:font-weight="bold"/>
    </style:style>
    <style:style style:name="Head_202" style:display-name="Head 2" style:family="paragraph" style:list-style-name="Numbering_20Style_20for_20Head_202" style:next-style-name="Standard">
      <style:text-properties fo:font-size="16.000000000000000pt" fo:font-weight="bold"/>
    </style:style>
    <style:style style:name="Enumerated_20List" style:display-name="Enumerated List" style:family="paragraph" style:list-style-name="Numbering_20Style_20for_20Enumerated_20List">
      <style:text-properties fo:font-size="12.000000000000000pt"/>
    </style:style>
    <text:list-style style:name="Numbering_20Style_20for_20Head_203" style:display-name="Numbering Style for Head 3">
      <text:list-level-style-number text:level="3" style:num-suffix="." text:start-value="1" text:display-levels="3" style:num-format="1">
        <style:list-level-properties fo:text-align="start"/>
      </text:list-level-style-number>
    </text:list-style>
    <text:list-style style:name="Numbering_20Style_20for_20Alphabetical_20List" style:display-name="Numbering Style for Alphabetical List">
      <text:list-level-style-number text:level="1" style:num-suffix=")" text:start-value="1" text:display-levels="1" style:num-format="a">
        <style:list-level-properties fo:text-align="start"/>
      </text:list-level-style-number>
    </text:list-style>
    <text:list-style style:name="Numbering_20Style_20for_20Bullet_20List" style:display-name="Numbering Style for Bullet List">
      <text:list-level-style-bullet text:level="1" text:bullet-char="●">
        <style:list-level-properties fo:text-align="start"/>
      </text:list-level-style-bullet>
    </text:list-style>
    <text:list-style style:name="Numbering_20Style_20for_20Head_201" style:display-name="Numbering Style for Head 1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Head_202" style:display-name="Numbering Style for Head 2">
      <text:list-level-style-number text:level="2" style:num-suffix="." text:start-value="1" text:display-levels="2" style:num-format="1">
        <style:list-level-properties fo:text-align="start"/>
      </text:list-level-style-number>
    </text:list-style>
    <text:list-style style:name="Numbering_20Style_20for_20Enumerated_20List" style:display-name="Numbering Style for Enumerated List">
      <text:list-level-style-number text:level="1" style:num-suffix="." text:start-value="1" text:display-levels="1" style:num-format="1">
        <style:list-level-properties fo:text-align="start"/>
      </text:list-level-style-number>
    </text:list-style>
  </office:styles>
  <office:automatic-styles>
    <style:page-layout style:name="pm1" style:page-usage="all">
      <style:page-layout-properties fo:margin-bottom="42.000000000000000pt" fo:margin-left="57.000000000000000pt" fo:margin-right="57.000000000000000pt" fo:margin-top="42.000000000000000pt" fo:page-height="841.890999999999963pt" fo:page-width="595.277000000000044pt" style:print-orientation="portrait">
    
   </style:page-layout-properties>
    </style:page-layout>
    <style:page-layout style:name="pm2" style:page-usage="all">
      <style:page-layout-properties fo:margin-bottom="56.693011599999998pt" fo:margin-left="56.693011599999998pt" fo:margin-right="56.693011599999998pt" fo:margin-top="56.693011599999998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1.2</meta:generator>
    <dc:title/>
    <meta:initial-creator>Unknown</meta:initial-creator>
    <meta:editing-cycles>1</meta:editing-cycles>
    <dc:date>2010-07-24T13:33:46</dc:date>
    <meta:creation-date>2008-08-22T11:41:04</meta:creation-date>
    <dc:creator>Tamino Dauth</dc:creator>
  </office:meta>
</office:document-meta>
</file>